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7ccd" officeooo:paragraph-rsid="001c7ccd"/>
    </style:style>
    <style:style style:name="P2" style:family="paragraph" style:parent-style-name="Standard">
      <style:paragraph-properties fo:text-align="center" style:justify-single-word="false"/>
      <style:text-properties fo:font-size="20pt" officeooo:rsid="001c7ccd" officeooo:paragraph-rsid="001cd554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1c7ccd" officeooo:paragraph-rsid="001cd554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cd554" officeooo:paragraph-rsid="001cd554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e92e5" officeooo:paragraph-rsid="001e92e5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30c16" officeooo:paragraph-rsid="00230c1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cd554" officeooo:paragraph-rsid="001cd554" style:font-size-asian="12.25pt" style:font-weight-asian="bold" style:font-size-complex="14pt" style:font-weight-complex="bold"/>
    </style:style>
    <style:style style:name="P8" style:family="paragraph" style:parent-style-name="Standard">
      <style:text-properties officeooo:rsid="001cd554" officeooo:paragraph-rsid="001cd554"/>
    </style:style>
    <style:style style:name="P9" style:family="paragraph" style:parent-style-name="Standard" style:list-style-name="L2">
      <style:text-properties officeooo:rsid="001cd554" officeooo:paragraph-rsid="001cd554"/>
    </style:style>
    <style:style style:name="P10" style:family="paragraph" style:parent-style-name="Standard" style:list-style-name="L2">
      <style:text-properties officeooo:rsid="001e92e5" officeooo:paragraph-rsid="001e92e5"/>
    </style:style>
    <style:style style:name="P11" style:family="paragraph" style:parent-style-name="Standard" style:list-style-name="L3">
      <style:text-properties officeooo:rsid="001e92e5" officeooo:paragraph-rsid="001e92e5"/>
    </style:style>
    <style:style style:name="P12" style:family="paragraph" style:parent-style-name="Standard" style:list-style-name="L4">
      <style:text-properties officeooo:rsid="001e92e5" officeooo:paragraph-rsid="001e92e5"/>
    </style:style>
    <style:style style:name="P13" style:family="paragraph" style:parent-style-name="Standard">
      <style:text-properties fo:font-size="12pt" fo:font-weight="normal" officeooo:rsid="001e92e5" officeooo:paragraph-rsid="001e92e5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023ac" officeooo:paragraph-rsid="002023ac" style:font-size-asian="10.5pt" style:font-weight-asian="normal" style:font-size-complex="12pt" style:font-weight-complex="normal"/>
    </style:style>
    <style:style style:name="P15" style:family="paragraph" style:parent-style-name="Standard" style:list-style-name="L5">
      <style:text-properties fo:font-size="12pt" fo:font-weight="normal" officeooo:rsid="0021e4bd" officeooo:paragraph-rsid="0021e4bd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1e4bd" officeooo:paragraph-rsid="0021e4bd" style:font-size-asian="10.5pt" style:font-weight-asian="normal" style:font-size-complex="12pt" style:font-weight-complex="normal"/>
    </style:style>
    <style:style style:name="P17" style:family="paragraph" style:parent-style-name="Standard" style:list-style-name="L6">
      <style:text-properties fo:font-size="12pt" fo:font-weight="normal" officeooo:rsid="0021e4bd" officeooo:paragraph-rsid="0021e4bd" style:font-size-asian="10.5pt" style:font-weight-asian="normal" style:font-size-complex="12pt" style:font-weight-complex="normal"/>
    </style:style>
    <style:style style:name="P18" style:family="paragraph" style:parent-style-name="Standard" style:list-style-name="L7">
      <style:text-properties fo:font-size="12pt" fo:font-weight="normal" officeooo:rsid="0021e4bd" officeooo:paragraph-rsid="0021e4bd" style:font-size-asian="10.5pt" style:font-weight-asian="normal" style:font-size-complex="12pt" style:font-weight-complex="normal"/>
    </style:style>
    <style:style style:name="P19" style:family="paragraph" style:parent-style-name="Standard" style:list-style-name="L8">
      <style:text-properties fo:font-size="12pt" fo:font-weight="normal" officeooo:rsid="0021e4bd" officeooo:paragraph-rsid="0021e4bd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30c16" officeooo:paragraph-rsid="00230c16" style:font-size-asian="10.5pt" style:font-weight-asian="normal" style:font-size-complex="12pt" style:font-weight-complex="normal"/>
    </style:style>
    <style:style style:name="P21" style:family="paragraph" style:parent-style-name="Standard" style:list-style-name="L4">
      <style:text-properties officeooo:rsid="0021e4bd" officeooo:paragraph-rsid="0021e4bd"/>
    </style:style>
    <style:style style:name="P22" style:family="paragraph" style:parent-style-name="Standard">
      <style:text-properties officeooo:paragraph-rsid="00230c16"/>
    </style:style>
    <style:style style:name="P23" style:family="paragraph" style:parent-style-name="Standard">
      <style:paragraph-properties fo:break-before="page"/>
      <style:text-properties officeooo:rsid="001c7ccd" officeooo:paragraph-rsid="001c7ccd"/>
    </style:style>
    <style:style style:name="P24" style:family="paragraph" style:parent-style-name="Standard">
      <style:paragraph-properties fo:break-before="page"/>
      <style:text-properties fo:font-size="12pt" fo:font-weight="normal" officeooo:rsid="002023ac" officeooo:paragraph-rsid="002023ac" style:font-size-asian="10.5pt" style:font-weight-asian="normal" style:font-size-complex="12pt" style:font-weight-complex="normal"/>
    </style:style>
    <style:style style:name="P25" style:family="paragraph" style:parent-style-name="Table_20_Contents">
      <style:text-properties fo:color="#333333" style:font-name="Consolas" fo:font-size="9pt"/>
    </style:style>
    <style:style style:name="P26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cd554"/>
    </style:style>
    <style:style style:name="T2" style:family="text">
      <style:text-properties officeooo:rsid="001e92e5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e92e5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2023ac" style:font-size-asian="14pt" style:font-weight-asian="bold" style:font-size-complex="14pt" style:font-weight-complex="bold"/>
    </style:style>
    <style:style style:name="T6" style:family="text">
      <style:text-properties officeooo:rsid="002023ac"/>
    </style:style>
    <style:style style:name="T7" style:family="text">
      <style:text-properties officeooo:rsid="0021e4bd"/>
    </style:style>
    <style:style style:name="T8" style:family="text">
      <style:text-properties officeooo:rsid="00230c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o di <text:span text:style-name="T2">definizione ed </text:span>analisi dei requisiti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rogetto GeoA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TSAIM 2015</text:p>
      <text:p text:style-name="P4">Bertoni Tommaso – Cadorin Andrea – Sist Matteo – Zeni Marco</text:p>
      <text:p text:style-name="P1"/>
      <text:p text:style-name="P23"><text:span text:style-name="T5">1.1 </text:span><text:span text:style-name="T3">Requisiti </text:span><text:span text:style-name="T4">funzionali iniziali</text:span></text:p>
      <text:p text:style-name="P1"><text:span text:style-name="T4"/></text:p>
      <text:p text:style-name="P1">- Visualizzazione attività commerciali <text:span text:style-name="T1">(CA) e </text:span>punti d'interesse culturale <text:span text:style-name="T1">(POI)</text:span></text:p>
      <text:p text:style-name="P8"><text:tab/>Struttura comune a CA e POI:</text:p>
      <text:list xml:id="list7804916036035927635" text:style-name="L2">
        <text:list-item>
          <text:p text:style-name="P9">Categoria principale (obbligatoria)</text:p>
        </text:list-item>
        <text:list-item>
          <text:p text:style-name="P9">Categoria secondaria (opzionale)</text:p>
        </text:list-item>
        <text:list-item>
          <text:p text:style-name="P9">Nome (obbligatorio)</text:p>
        </text:list-item>
        <text:list-item>
          <text:p text:style-name="P9">Descrizione (obbligatoria)</text:p>
        </text:list-item>
        <text:list-item>
          <text:p text:style-name="P9">Posizione (latitudine e longitudine, obbligatorie)</text:p>
        </text:list-item>
        <text:list-item>
          <text:p text:style-name="P10">Galleria fotografica (opzionale)</text:p>
        </text:list-item>
      </text:list>
      <text:p text:style-name="P1">- <text:span text:style-name="T1">L'utente deve poter visualizzare i luoghi sulla mappa con caratteristiche di filtraggio</text:span></text:p>
      <text:p text:style-name="P1"><text:tab/><text:span text:style-name="T2">Tipologie di filtri:</text:span></text:p>
      <text:list xml:id="list1717871630496184811" text:style-name="L3">
        <text:list-item>
          <text:p text:style-name="P11">Distanza dalla posizione dell'utente</text:p>
        </text:list-item>
        <text:list-item>
          <text:p text:style-name="P11">Categoria</text:p>
        </text:list-item>
        <text:list-item>
          <text:p text:style-name="P11">Tipo luogo</text:p>
        </text:list-item>
      </text:list>
      <text:p text:style-name="P1">- <text:span text:style-name="T1">L'utente deve poter visualizzare i luoghi con l'utilizzo della realtà aumentata</text:span></text:p>
      <text:p text:style-name="P1">- <text:span text:style-name="T1">L'utente deve ricevere le offerte delle attività commerciali che gli stanno attorno</text:span></text:p>
      <text:p text:style-name="P1">- <text:span text:style-name="T1">Necessario prevedere una parte di gestione delle attività commerciali</text:span></text:p>
      <text:list xml:id="list5704596433752986750" text:style-name="L4">
        <text:list-item>
          <text:p text:style-name="P12">Gestione utenze registrate</text:p>
        </text:list-item>
        <text:list-item>
          <text:p text:style-name="P21">Registrazione non necessaria per normale utilizzo dell'applicazione</text:p>
        </text:list-item>
      </text:list>
      <text:p text:style-name="P1">- <text:span text:style-name="T1">I punti d'interesse possono essere inseriti nel sistema solo dall'utente amministratore</text:span></text:p>
      <text:p text:style-name="P1"/>
      <text:p text:style-name="P1"/>
      <text:p text:style-name="P5"><text:span text:style-name="T6">1.2 </text:span>Requisiti non funzionali iniziali</text:p>
      <text:p text:style-name="P5"/>
      <text:p text:style-name="P13">- Il client dev'essere un applicativo nativo Android</text:p>
      <text:p text:style-name="P13">- <text:span text:style-name="T6">Notifiche in tempo reale vengono inviate tramite tecnologia Push (Google Cloud Messagging)</text:span></text:p>
      <text:p text:style-name="P13"/>
      <text:p text:style-name="P24"><text:span text:style-name="T3">2.1 Funzionalità aggiuntive</text:span></text:p>
      <text:p text:style-name="P14"><text:s/></text:p>
      <text:p text:style-name="P14">- <text:span text:style-name="T7">Gestione luoghi preferiti ed ignorati:</text:span></text:p>
      <text:list xml:id="list4709279194022834747" text:style-name="L5">
        <text:list-item>
          <text:p text:style-name="P15">Un luogo preferito è consultabile anche senza connettività e le sue offerte mi raggiungono anche se non è considerato un luogo “vicino”</text:p>
        </text:list-item>
        <text:list-item>
          <text:p text:style-name="P15">Per un luogo ignorato non vengono inviate le offerte all'utente</text:p>
        </text:list-item>
      </text:list>
      <text:p text:style-name="P16">- Consultazione offerte “in corso” (non ancora scadute):</text:p>
      <text:list xml:id="list4627903964605899793" text:style-name="L6">
        <text:list-item>
          <text:p text:style-name="P17">Visualizzazione delle offerte in corso all'interno di un widget posizionabile sulla home screen di Android</text:p>
        </text:list-item>
      </text:list>
      <text:p text:style-name="P16">- La gestione dei punti d'interesse è affidata all'utente amministratore ed è possibile SOLO da portale web:</text:p>
      <text:list xml:id="list970086152878522148" text:style-name="L7">
        <text:list-item>
          <text:p text:style-name="P18">Creazione, modifica, eliminazione luoghi</text:p>
        </text:list-item>
        <text:list-item>
          <text:p text:style-name="P18">Inserimento, modifica, eliminazione offerte</text:p>
        </text:list-item>
        <text:list-item>
          <text:p text:style-name="P18">Aggiunta e rimozione di foto relative al luogo</text:p>
        </text:list-item>
      </text:list>
      <text:p text:style-name="P16">- L'admin del servizio NON può effettuare il login da un client</text:p>
      <text:p text:style-name="P16">- <text:s/>Gestione utenti:</text:p>
      <text:list xml:id="list3601742040195966782" text:style-name="L8">
        <text:list-item>
          <text:p text:style-name="P19">E' possibile registrarsi sia da client Android che da portale web (le credenziali di accesso saranno le stesse)</text:p>
        </text:list-item>
        <text:list-item>
          <text:p text:style-name="P19">La creazione delle attività commerciali è possibile solo da portale, la modifica di attività commerciale, offerte, foto è possibile anche da client</text:p>
        </text:list-item>
        <text:list-item>
          <text:p text:style-name="P19">L'utente autenticato può accedere al suo spazio di gestione delle attività dal widget dell'applicazione</text:p>
        </text:list-item>
      </text:list>
      <text:p text:style-name="P16">- Condivisione offerte: ogni utente può condividere un offerta tramite gli applicativi installati sul device che lo consentono</text:p>
      <text:p text:style-name="P16">- <text:span text:style-name="T8">Lancio di Google Maps per la visualizzazione della posizione di un luogo: consente all'utente di iniziare immediatamente la navigazione verso il luogo scelto</text:span></text:p>
      <text:p text:style-name="P6"/>
      <text:p text:style-name="P6"/>
      <text:p text:style-name="P6">3.1 Tecnologie scelte per l'implementazione</text:p>
      <text:p text:style-name="P6"/>
      <text:p text:style-name="P20">- Client Android nativo, linguaggio Java</text:p>
      <text:p text:style-name="P20">- Portale Web con tecnologia ASP .NET MVC</text:p>
      <text:p text:style-name="P20">- Servizi web API sempre con tecnologia ASP .NET</text:p>
      <text:p text:style-name="P20">- Postgres come DBMS</text:p>
      <text:p text:style-name="P20">- Utilizzo della libreria BeyondAr per l'implementazione della realtà aumentata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9" fo:hyphenation-push-char-count="9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20:47:57.775000000</meta:creation-date>
    <dc:date>2015-06-29T22:34:26.399000000</dc:date>
    <meta:editing-duration>PT30M26S</meta:editing-duration>
    <meta:editing-cycles>2</meta:editing-cycles>
    <meta:generator>LibreOffice/4.1.4.2$Windows_x86 LibreOffice_project/0a0440ccc0227ad9829de5f46be37cfb6edcf72</meta:generator>
    <meta:document-statistic meta:table-count="0" meta:image-count="0" meta:object-count="0" meta:page-count="3" meta:paragraph-count="51" meta:word-count="433" meta:character-count="2917" meta:non-whitespace-character-count="2546"/>
  </office:meta>
</office:document-meta>
</file>